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="Symmetric_20_Arrow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158466" draw:marker-start="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bf0041" draw:marker-start="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582cm" svg:height="0.32cm" svg:x="8.165cm" svg:y="21.4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512cm" svg:height="0.557cm" svg:x="4.171cm" svg:y="17.8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0.573cm" svg:height="0.438cm" svg:x="3.032cm" svg:y="21.0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2" draw:layer="layout" svg:x1="4.175cm" svg:y1="16.494cm" svg:x2="10.271cm" svg:y2="22.336cm">
          <text:p/>
        </draw:line>
        <draw:line draw:style-name="gr3" draw:text-style-name="P2" draw:layer="layout" svg:x1="1.889cm" svg:y1="22.336cm" svg:x2="10.271cm" svg:y2="22.336cm">
          <text:p/>
        </draw:line>
        <draw:line draw:style-name="gr4" draw:text-style-name="P2" draw:layer="layout" svg:x1="1.889cm" svg:y1="22.336cm" svg:x2="4.175cm" svg:y2="16.494cm">
          <text:p/>
        </draw:line>
        <draw:frame draw:style-name="gr1" draw:text-style-name="P1" draw:layer="layout" svg:width="0.506cm" svg:height="0.627cm" svg:x="5.572cm" svg:y="22.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0.495cm" svg:height="0.627cm" svg:x="7.35cm" svg:y="18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0.499cm" svg:height="0.627cm" svg:x="2.27cm" svg:y="18.7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5" draw:text-style-name="P2" draw:layer="layout" svg:width="0.898cm" svg:height="0.689cm" draw:transform="rotate (-0.46792277245968) translate (2.27007561711062cm 21.3148503684626cm)" svg:viewBox="0 0 899 690" svg:d="M0 0c234-3 516 27 669 235l136 143 94 185v127">
          <text:p/>
        </draw:path>
        <draw:path draw:style-name="gr6" draw:text-style-name="P2" draw:layer="layout" svg:width="0.754cm" svg:height="0.627cm" draw:transform="rotate (-0.586605161595294) translate (4.25946550950109cm 16.750220340497cm)" svg:viewBox="0 0 755 628" svg:d="M0 628c199-28 441 0 593-167l126-152 36-252-15-57">
          <text:p/>
        </draw:path>
        <draw:path draw:style-name="gr7" draw:text-style-name="P2" draw:layer="layout" svg:width="0.684cm" svg:height="0.569cm" draw:transform="rotate (-2.82341913095123) translate (9.64643900111091cm 22.1247690885307cm)" svg:viewBox="0 0 685 570" svg:d="M0 570c202-16 479 15 572-228l95-168 18-174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3T19:02:04.025994848</dc:date>
    <meta:editing-duration>PT2H4M40S</meta:editing-duration>
    <meta:editing-cycles>33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

<file path=Object 2/content.xml><?xml version="1.0" encoding="utf-8"?>
<math xmlns="http://www.w3.org/1998/Math/MathML" display="block">
  <semantics>
    <mstyle color="green">
      <mi>β</mi>
    </mstyle>
    <annotation encoding="StarMath 5.0">color green
 { %beta }</annotation>
  </semantics>
</math>
</file>

<file path=Object 3/content.xml><?xml version="1.0" encoding="utf-8"?>
<math xmlns="http://www.w3.org/1998/Math/MathML" display="block">
  <semantics>
    <mstyle color="blue">
      <mi>γ</mi>
    </mstyle>
    <annotation encoding="StarMath 5.0">color blue
 { %gamma }</annotation>
  </semantics>
</math>
</file>

<file path=Object 4/content.xml><?xml version="1.0" encoding="utf-8"?>
<math xmlns="http://www.w3.org/1998/Math/MathML" display="block">
  <semantics>
    <mstyle color="green">
      <mi>b</mi>
    </mstyle>
    <annotation encoding="StarMath 5.0">color green
 { b }</annotation>
  </semantics>
</math>
</file>

<file path=Object 5/content.xml><?xml version="1.0" encoding="utf-8"?>
<math xmlns="http://www.w3.org/1998/Math/MathML" display="block">
  <semantics>
    <mstyle color="blue">
      <mi>c</mi>
    </mstyle>
    <annotation encoding="StarMath 5.0">color blue
 { c }</annotation>
  </semantics>
</math>
</file>

<file path=Object 6/content.xml><?xml version="1.0" encoding="utf-8"?>
<math xmlns="http://www.w3.org/1998/Math/MathML" display="block">
  <semantics>
    <mstyle color="red">
      <mi>a</mi>
    </mstyle>
    <annotation encoding="StarMath 5.0">color red
 { a }</annotation>
  </semantics>
</math>
</file>